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r. Benjamin Tan Wei Sheng<text:line-break/></text:span> 123 Orchard Road, #08-01, Singapore 238888<text:line-break/> Email: benjamin.tan@email.com | Phone: +65 9123 4567</text:p>
      <text:p text:style-name="Standard"><draw:rect text:anchor-type="as-char" style:rel-width="100%" draw:z-index="0" draw:style-name="gr1" draw:text-style-name="P24" svg:width="0.0012in" svg:height="0.0213in"><text:p/></draw:rect></text:p>
      <text:p text:style-name="P23"><text:bookmark text:name="_dx9yjgv172wm"/><text:span text:style-name="T2">Professional Summary</text:span></text:p>
      <text:p text:style-name="P2">Dedicated and patient-focused Primary Care Doctor with 12 years of experience in general practice, preventive medicine, and chronic disease management. Passionate about providing high-quality healthcare, fostering patient relationships, and promoting holistic well-being. Experienced in handling acute and chronic medical conditions in diverse patient populations.</text:p>
      <text:p text:style-name="Standard"><draw:rect text:anchor-type="as-char" style:rel-width="100%" draw:z-index="1" draw:style-name="gr1" draw:text-style-name="P24" svg:width="0.0012in" svg:height="0.0213in"><text:p/></draw:rect></text:p>
      <text:p text:style-name="P23"><text:bookmark text:name="_gsdnqsyarkkr"/><text:span text:style-name="T2">Professional Experience</text:span></text:p>
      <text:p text:style-name="P2"><text:span text:style-name="T1">Senior General Practitioner<text:line-break/></text:span> <text:span text:style-name="T3">HealthFirst Family Clinic, Singapore<text:line-break/></text:span> <text:span text:style-name="T3">April 2017 – Present</text:span></text:p>
      <text:list xml:id="list3887840603" text:style-name="WWNum7">
        <text:list-item>
          <text:p text:style-name="P3">Provide comprehensive primary care services, including diagnosis, treatment, and management of acute and chronic illnesses.</text:p>
        </text:list-item>
        <text:list-item>
          <text:p text:style-name="P10">Lead a team of junior doctors and nurses in delivering evidence-based medical care.</text:p>
        </text:list-item>
        <text:list-item>
          <text:p text:style-name="P10">Implement preventive healthcare programs, including vaccinations, health screenings, and lifestyle counseling.</text:p>
        </text:list-item>
        <text:list-item>
          <text:p text:style-name="P10">Collaborate with specialists for patient referrals and multidisciplinary care plans.</text:p>
        </text:list-item>
        <text:list-item>
          <text:p text:style-name="P16">Conduct telemedicine consultations to improve patient accessibility to medical care.</text:p>
        </text:list-item>
      </text:list>
      <text:p text:style-name="P2"><text:span text:style-name="T1">General Practitioner<text:line-break/></text:span> <text:span text:style-name="T3">CityCare Medical Centre, Singapore<text:line-break/></text:span> <text:span text:style-name="T3">January 2013 – March 2017</text:span></text:p>
      <text:list xml:id="list3462291076" text:style-name="WWNum1">
        <text:list-item>
          <text:p text:style-name="P4">Managed a wide range of patient cases, from pediatric to geriatric care.</text:p>
        </text:list-item>
        <text:list-item>
          <text:p text:style-name="P11">Diagnosed and treated common medical conditions, including hypertension, diabetes, and respiratory illnesses.</text:p>
        </text:list-item>
        <text:list-item>
          <text:p text:style-name="P11">Provided minor surgical procedures, including wound suturing and incision drainage.</text:p>
        </text:list-item>
        <text:list-item>
          <text:p text:style-name="P11">Developed strong doctor-patient relationships, emphasizing continuity of care.</text:p>
        </text:list-item>
        <text:list-item>
          <text:p text:style-name="P17">Assisted in training medical students and junior doctors in clinical practice.</text:p>
        </text:list-item>
      </text:list>
      <text:p text:style-name="Standard"><draw:rect text:anchor-type="as-char" style:rel-width="100%" draw:z-index="2" draw:style-name="gr1" draw:text-style-name="P24" svg:width="0.0012in" svg:height="0.0213in"><text:p/></draw:rect></text:p>
      <text:p text:style-name="P23"><text:bookmark text:name="_z4g5jhu0elg5"/><text:span text:style-name="T2">Education</text:span></text:p>
      <text:p text:style-name="P2"><text:span text:style-name="T1">Bachelor of Medicine, Bachelor of Surgery (MBBS)<text:line-break/></text:span> <text:span text:style-name="T3">National University of Singapore (NUS), Yong Loo Lin School of Medicine<text:line-break/></text:span> <text:span text:style-name="T3">Graduated: 2011</text:span></text:p>
      <text:p text:style-name="Standard"><draw:rect text:anchor-type="as-char" style:rel-width="100%" draw:z-index="3" draw:style-name="gr1" draw:text-style-name="P24" svg:width="0.0012in" svg:height="0.0213in"><text:p/></draw:rect></text:p>
      <text:p text:style-name="P23"><text:bookmark text:name="_8i4zq5hvinz"/><text:span text:style-name="T2">Certifications &amp; Licenses</text:span></text:p>
      <text:list xml:id="list3383313901" text:style-name="WWNum3">
        <text:list-item>
          <text:p text:style-name="P5">Full Registration, Singapore Medical Council (SMC)</text:p>
        </text:list-item>
        <text:list-item>
          <text:p text:style-name="P12">Graduate Diploma in Family Medicine (GDFM), National University of Singapore</text:p>
        </text:list-item>
        <text:list-item>
          <text:p text:style-name="P12"><text:soft-page-break/>Basic Cardiac Life Support (BCLS) &amp; Automated External Defibrillator (AED) Certified</text:p>
        </text:list-item>
        <text:list-item>
          <text:p text:style-name="P18">Certified in Chronic Disease Management by the Ministry of Health Singapore</text:p>
        </text:list-item>
      </text:list>
      <text:p text:style-name="Standard"><draw:rect text:anchor-type="as-char" style:rel-width="100%" draw:z-index="4" draw:style-name="gr1" draw:text-style-name="P24" svg:width="0.0012in" svg:height="0.0213in"><text:p/></draw:rect></text:p>
      <text:p text:style-name="P23"><text:bookmark text:name="_4hdzivb2tngf"/><text:span text:style-name="T2">Skills &amp; Competencies</text:span></text:p>
      <text:list xml:id="list1631489589" text:style-name="WWNum6">
        <text:list-item>
          <text:p text:style-name="P6">Patient-Centered Care &amp; Communication</text:p>
        </text:list-item>
        <text:list-item>
          <text:p text:style-name="P13">Chronic Disease Management (Diabetes, Hypertension, Asthma, etc.)</text:p>
        </text:list-item>
        <text:list-item>
          <text:p text:style-name="P13">Preventive Medicine &amp; Health Screenings</text:p>
        </text:list-item>
        <text:list-item>
          <text:p text:style-name="P13">Minor Surgical Procedures</text:p>
        </text:list-item>
        <text:list-item>
          <text:p text:style-name="P13">Telemedicine &amp; Digital Health Solutions</text:p>
        </text:list-item>
        <text:list-item>
          <text:p text:style-name="P13">Team Leadership &amp; Medical Training</text:p>
        </text:list-item>
        <text:list-item>
          <text:p text:style-name="P19">Emergency Response &amp; Acute Care</text:p>
        </text:list-item>
      </text:list>
      <text:p text:style-name="Standard"><draw:rect text:anchor-type="as-char" style:rel-width="100%" draw:z-index="5" draw:style-name="gr1" draw:text-style-name="P24" svg:width="0.0012in" svg:height="0.0213in"><text:p/></draw:rect></text:p>
      <text:p text:style-name="P23"><text:bookmark text:name="_3x3aok7697v"/><text:span text:style-name="T2">Languages</text:span></text:p>
      <text:list xml:id="list2461824161" text:style-name="WWNum5">
        <text:list-item>
          <text:p text:style-name="P7">English (Fluent)</text:p>
        </text:list-item>
        <text:list-item>
          <text:p text:style-name="P14">Mandarin (Fluent)</text:p>
        </text:list-item>
        <text:list-item>
          <text:p text:style-name="P20">Malay (Conversational)</text:p>
        </text:list-item>
      </text:list>
      <text:p text:style-name="Standard"><draw:rect text:anchor-type="as-char" style:rel-width="100%" draw:z-index="6" draw:style-name="gr1" draw:text-style-name="P24" svg:width="0.0012in" svg:height="0.0213in"><text:p/></draw:rect></text:p>
      <text:p text:style-name="P23"><text:bookmark text:name="_rwics5hgye28"/><text:span text:style-name="T2">Professional Memberships</text:span></text:p>
      <text:list xml:id="list528166954" text:style-name="WWNum2">
        <text:list-item>
          <text:p text:style-name="P8">Member, College of Family Physicians Singapore (CFPS)</text:p>
        </text:list-item>
        <text:list-item>
          <text:p text:style-name="P21">Member, Singapore Medical Association (SMA)</text:p>
        </text:list-item>
      </text:list>
      <text:p text:style-name="Standard"><draw:rect text:anchor-type="as-char" style:rel-width="100%" draw:z-index="7" draw:style-name="gr1" draw:text-style-name="P24" svg:width="0.0012in" svg:height="0.0213in"><text:p/></draw:rect></text:p>
      <text:p text:style-name="P23"><text:bookmark text:name="_o6ipa4x3ru5u"/><text:span text:style-name="T2">Continuing Medical Education</text:span></text:p>
      <text:list xml:id="list3086796685" text:style-name="WWNum4">
        <text:list-item>
          <text:p text:style-name="P9">Regular participation in workshops and conferences on family medicine, chronic disease management, and telemedicine advancements.</text:p>
        </text:list-item>
        <text:list-item>
          <text:p text:style-name="P15">Attended the Singapore Primary Care Conference 2023.</text:p>
        </text:list-item>
        <text:list-item>
          <text:p text:style-name="P22">Completed advanced training in dermatology for primary care physicians.</text:p>
        </text:list-item>
      </text:list>
      <text:p text:style-name="Standard"><draw:rect text:anchor-type="as-char" style:rel-width="100%" draw:z-index="8" draw:style-name="gr1" draw:text-style-name="P24" svg:width="0.0012in" svg:height="0.0213in"><text:p/></draw:rect></text:p>
      <text:p text:style-name="P23"><text:bookmark text:name="_u2ufiugesy60"/><text:soft-page-break/><text:span text:style-name="T2">References</text:span></text:p>
      <text:p text:style-name="P2">Available upon reque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3" meta:word-count="385" meta:character-count="2879" meta:non-whitespace-character-count="2557"/>
    <meta:generator>LibreOfficeDev/6.0.5.2$Linux_X86_64 LibreOffice_project/</meta:generator>
  </office:meta>
</office:document-meta>
</file>